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Artifact.cloneWithAnotherName( Artifact artifac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Artifact.newPomArtifact( ModuleRevisionId mrid , Date pub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rtifact.ge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rtifact.is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rtifact.DefaultArtifact( ModuleRevisionId mrid , Date publicationDate , String name , String type , String ext , URL url , Map extra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Artifact.DefaultArtifact( ModuleRevisionId mrid , Date publicationDate , String name , String type , String 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rtifact.cloneWithAnotherType( Artifact artifact , String new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rtifact.getModuleRevi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rtifac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rtifact.cloneWithAnotherMrid( Artifact artifact , ModuleRevisionId m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Artifact.DefaultArtifact( ModuleRevisionId mrid , Date publicationDate , String name , String type , String ext , boolean is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Artifact.getConfigu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rtifac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rtifact.cloneWithAnotherExt( Artifact artifact , String new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rtifact.DefaultArtifact( ArtifactRevisionId arid , Date publicationDate , URL url , boolean isMeta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Artifact.newIvyArtifact( ModuleRevisionId mrid , Date pub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rtifact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rtifact.getPublication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rtifact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rtifact.cloneWithAnotherTypeAndExt( Artifact artifact , String newType , String new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Artifact.DefaultArtifact( ModuleRevisionId mrid , Date publicationDate , String name , String type , String ext , Map extra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